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MESSAGE</text:p>
        </draw:rect>
        <draw:connector draw:style-name="Conector" draw:layer="layout" svg:x1="9.5cm" svg:y1="1.75cm" svg:x2="9.5cm" svg:y2="2.75cm" draw:end-shape="id1" draw:end-glue-point="0" svg:d="m9500 1750v1000">
          <text:p>in={sender, receiver, message, addr}</text:p>
        </draw:connector>
        <draw:connector draw:style-name="Conector" draw:text-style-name="P2" draw:layer="layout" svg:x1="9.5cm" svg:y1="4.75cm" svg:x2="9.5cm" svg:y2="6cm" draw:start-shape="id2" draw:start-glue-point="2" draw:end-shape="id3" draw:end-glue-point="0" svg:d="m9500 4750v1250">
          <text:p><text:span text:style-name="T1">- </text:span><text:span text:style-name="T2">receiver</text:span><text:span text:style-name="T1">: absorb message</text:span></text:p>
          <text:p><text:span text:style-name="T1"><text:tab/></text:span><text:span text:style-name="T1">from network</text:span></text:p>
          <text:p><text:span text:style-name="T1">- call FIND_AND_LOCK(receiver, addr, false, false)</text:span></text:p>
        </draw:connector>
        <draw:rect draw:style-name="gr1" draw:text-style-name="P1" xml:id="id3" draw:id="id3" draw:layer="layout" svg:width="3cm" svg:height="0.5cm" svg:x="8cm" svg:y="6cm">
          <text:p text:style-name="P1">MESSAGE_ACTION</text:p>
        </draw:rect>
        <draw:connector draw:style-name="Conector" draw:layer="layout" svg:x1="9.5cm" svg:y1="6.5cm" svg:x2="9.5cm" svg:y2="7.75cm" draw:start-shape="id3" draw:start-glue-point="2" svg:d="m9500 6500v1250">
          <text:p>- if err</text:p>
          <text:p><text:tab/>goto MESSAGE_REPLY</text:p>
          <text:p>- <text:span text:style-name="T3">if message == message_clear_owner</text:span></text:p>
          <text:p><text:span text:style-name="T3"><text:tab/></text:span><text:span text:style-name="T3">for each subblock, clear </text:span><text:span text:style-name="T4">sender</text:span><text:span text:style-name="T3"> as owner</text:span><text:span text:style-name="T3"><text:line-break/></text:span><text:span text:style-name="T3">- unlock</text:span></text:p>
        </draw:connector>
        <draw:rect draw:style-name="gr2" draw:text-style-name="P1" draw:layer="layout" svg:width="2.5cm" svg:height="0.5cm" svg:x="8.25cm" svg:y="14.25cm">
          <text:p/>
        </draw:rect>
        <draw:rect draw:style-name="gr1" draw:text-style-name="P1" xml:id="id2" draw:id="id2" draw:layer="layout" svg:width="3cm" svg:height="0.5cm" svg:x="8cm" svg:y="4.25cm">
          <text:p text:style-name="P1">MESSAGE_RECEIVE</text:p>
        </draw:rect>
        <draw:connector draw:style-name="Conector" draw:layer="layout" svg:x1="9.5cm" svg:y1="3.25cm" svg:x2="9.5cm" svg:y2="4.25cm" draw:start-shape="id1" draw:start-glue-point="2" draw:end-shape="id2" draw:end-glue-point="0" svg:d="m9500 3250v1000">
          <text:p>- ret.err = 0</text:p>
          <text:p>- <text:span text:style-name="T4">sender:</text:span> send message to <text:span text:style-name="T4">receiver</text:span></text:p>
        </draw:connector>
        <draw:rect draw:style-name="gr1" draw:text-style-name="P1" xml:id="id4" draw:id="id4" draw:layer="layout" svg:width="2.5cm" svg:height="0.5cm" svg:x="8.25cm" svg:y="8.05cm">
          <text:p text:style-name="P1">MESSAGE_REPLY</text:p>
        </draw:rect>
        <draw:connector draw:style-name="Conector" draw:layer="layout" svg:x1="9.5cm" svg:y1="8.55cm" svg:x2="9.5cm" svg:y2="9.75cm" draw:start-shape="id4" draw:start-glue-point="2" draw:end-shape="id5" draw:end-glue-point="0" svg:d="m9500 8550v1200">
          <text:p>- <text:span text:style-name="T5">receiver</text:span><text:span text:style-name="T6">: send ACK to </text:span><text:span text:style-name="T5">sender</text:span><text:span text:style-name="T6"> </text:span></text:p>
        </draw:connector>
        <draw:rect draw:style-name="gr2" draw:text-style-name="P1" draw:layer="layout" svg:width="2.5cm" svg:height="0.5cm" svg:x="8.25cm" svg:y="9.75cm">
          <text:p/>
        </draw:rect>
        <draw:rect draw:style-name="gr1" draw:text-style-name="P1" xml:id="id5" draw:id="id5" draw:layer="layout" svg:width="2.5cm" svg:height="0.5cm" svg:x="8.25cm" svg:y="9.75cm">
          <text:p text:style-name="P1">MESSAGE_FINISH</text:p>
        </draw:rect>
        <draw:connector draw:style-name="Conector" draw:layer="layout" svg:x1="9.5cm" svg:y1="10.25cm" svg:x2="9.5cm" svg:y2="11.75cm" draw:start-shape="id5" draw:start-glue-point="2" svg:d="m9500 10250v1500">
          <text:p>- <text:span text:style-name="T4">sender</text:span>: absorb ACK from network.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7:10:50</dc:date>
    <meta:editing-duration>PT6H56M38S</meta:editing-duration>
    <meta:editing-cycles>30</meta:editing-cycles>
    <meta:generator>LibreOffice/3.4$Unix LibreOffice_project/340m1$Build-502</meta:generator>
    <dc:creator>Dana Schaa</dc:creator>
    <meta:document-statistic meta:object-count="13"/>
    <meta:user-defined meta:name="Información 1"/>
    <meta:user-defined meta:name="Información 2"/>
    <meta:user-defined meta:name="Información 3"/>
    <meta:user-defined meta:name="Información 4"/>
  </office:meta>
</office:document-meta>
</file>